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WWNum2"/>
    <style:style style:name="P3" style:family="paragraph" style:parent-style-name="Standard" style:list-style-name="WWNum2">
      <style:paragraph-properties fo:line-height="0.1528in"/>
    </style:style>
    <style:style style:name="P4" style:family="paragraph" style:parent-style-name="Standard" style:master-page-name="Standard">
      <style:paragraph-properties fo:margin-left="2.5311in" fo:margin-right="2.5516in" fo:margin-top="0.0398in" fo:margin-bottom="0in" loext:contextual-spacing="false" fo:text-align="center" style:justify-single-word="false" fo:text-indent="0in" style:auto-text-indent="false" style:page-number="auto"/>
    </style:style>
    <style:style style:name="P5" style:family="paragraph" style:parent-style-name="Standard">
      <style:paragraph-properties fo:margin-left="1.0799in" fo:margin-right="1.0945in" fo:margin-top="0.0043in" fo:margin-bottom="0in" loext:contextual-spacing="false" fo:line-height="0.1665in" fo:text-align="center" style:justify-single-word="false" fo:text-indent="0in" style:auto-text-indent="false"/>
    </style:style>
    <style:style style:name="P6" style:family="paragraph" style:parent-style-name="Standard">
      <style:paragraph-properties fo:margin-top="0.0102in" fo:margin-bottom="0in" loext:contextual-spacing="false" fo:line-height="0.1665in"/>
      <style:text-properties fo:font-size="10pt" style:font-size-asian="10pt" style:font-size-complex="10pt"/>
    </style:style>
    <style:style style:name="P7" style:family="paragraph" style:parent-style-name="Standard">
      <style:paragraph-properties fo:margin-left="0.0693in" fo:margin-right="0in" fo:text-indent="0in" style:auto-text-indent="false"/>
    </style:style>
    <style:style style:name="P8" style:family="paragraph" style:parent-style-name="Standard">
      <style:paragraph-properties fo:margin-left="0.0693in" fo:margin-right="0in" fo:line-height="0.1665in" fo:text-indent="0in" style:auto-text-indent="false"/>
    </style:style>
    <style:style style:name="P9" style:family="paragraph" style:parent-style-name="Standard">
      <style:paragraph-properties fo:margin-left="0.0693in" fo:margin-right="0in" fo:line-height="0.1665in" fo:text-indent="0in" style:auto-text-indent="false"/>
      <style:text-properties fo:font-size="10.5pt" style:font-size-asian="10.5pt" style:font-size-complex="10.5pt"/>
    </style:style>
    <style:style style:name="P10" style:family="paragraph" style:parent-style-name="Standard">
      <style:paragraph-properties fo:margin-left="0.0693in" fo:margin-right="0in" fo:text-indent="0in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.0693in" fo:margin-right="0in" fo:margin-top="0.0189in" fo:margin-bottom="0in" loext:contextual-spacing="false" fo:text-indent="0in" style:auto-text-indent="false"/>
    </style:style>
    <style:style style:name="P12" style:family="paragraph" style:parent-style-name="Standard">
      <style:paragraph-properties fo:margin-left="0.0693in" fo:margin-right="0in" fo:margin-top="0.0189in" fo:margin-bottom="0in" loext:contextual-spacing="false" fo:text-indent="0in" style:auto-text-indent="false"/>
      <style:text-properties officeooo:rsid="0004f612" officeooo:paragraph-rsid="0004f612"/>
    </style:style>
    <style:style style:name="P13" style:family="paragraph" style:parent-style-name="Standard">
      <style:paragraph-properties fo:margin-left="0.0693in" fo:margin-right="0in" fo:margin-top="0.0047in" fo:margin-bottom="0in" loext:contextual-spacing="false" fo:line-height="0.1665in" fo:text-indent="0in" style:auto-text-indent="false">
        <style:tab-stops>
          <style:tab-stop style:position="0.5693in"/>
        </style:tab-stops>
      </style:paragraph-properties>
    </style:style>
    <style:style style:name="P14" style:family="paragraph" style:parent-style-name="Standard">
      <style:paragraph-properties fo:margin-left="0.0693in" fo:margin-right="0in" fo:margin-top="0.0047in" fo:margin-bottom="0in" loext:contextual-spacing="false" fo:line-height="0.1665in" fo:text-indent="0in" style:auto-text-indent="false">
        <style:tab-stops>
          <style:tab-stop style:position="0.5693in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.0693in" fo:margin-right="0in" fo:margin-top="0.0256in" fo:margin-bottom="0in" loext:contextual-spacing="false" fo:text-indent="0in" style:auto-text-indent="false"/>
    </style:style>
    <style:style style:name="P16" style:family="paragraph" style:parent-style-name="Standard">
      <style:paragraph-properties fo:margin-left="0.0693in" fo:margin-right="0.0547in" fo:margin-top="0.0217in" fo:margin-bottom="0in" loext:contextual-spacing="false" fo:line-height="0.1665in" fo:text-indent="0in" style:auto-text-indent="false"/>
    </style:style>
    <style:style style:name="P17" style:family="paragraph" style:parent-style-name="Standard">
      <style:paragraph-properties fo:margin-left="0in" fo:margin-right="0.0543in" fo:margin-top="0.0181in" fo:margin-bottom="0in" loext:contextual-spacing="false" fo:line-height="0.1665in" fo:text-indent="0in" style:auto-text-indent="false"/>
    </style:style>
    <style:style style:name="P18" style:family="paragraph" style:parent-style-name="Standard">
      <style:paragraph-properties fo:margin-left="0in" fo:margin-right="0.0547in" fo:line-height="100%" fo:text-indent="0in" style:auto-text-indent="false">
        <style:tab-stops>
          <style:tab-stop style:position="6.5492in"/>
          <style:tab-stop style:position="6.5626in"/>
        </style:tab-stops>
      </style:paragraph-properties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officeooo:paragraph-rsid="0004f612"/>
    </style:style>
    <style:style style:name="P21" style:family="paragraph" style:parent-style-name="Standard">
      <style:paragraph-properties fo:margin-top="0.0134in" fo:margin-bottom="0in" loext:contextual-spacing="false" fo:line-height="0.1528in"/>
    </style:style>
    <style:style style:name="P22" style:family="paragraph" style:parent-style-name="Standard" style:list-style-name="WWNum2">
      <style:paragraph-properties fo:margin-top="0.0134in" fo:margin-bottom="0in" loext:contextual-spacing="false" fo:line-height="0.1528in"/>
    </style:style>
    <style:style style:name="P23" style:family="paragraph" style:parent-style-name="Standard" style:list-style-name="WWNum2">
      <style:paragraph-properties fo:margin-top="0.0016in" fo:margin-bottom="0in" loext:contextual-spacing="false"/>
    </style:style>
    <style:style style:name="P24" style:family="paragraph" style:parent-style-name="Standard" style:list-style-name="WWNum2">
      <style:paragraph-properties fo:margin-top="0.0016in" fo:margin-bottom="0in" loext:contextual-spacing="false" fo:line-height="0.1665in">
        <style:tab-stops>
          <style:tab-stop style:position="0.5693in"/>
        </style:tab-stops>
      </style:paragraph-properties>
    </style:style>
    <style:style style:name="P25" style:family="paragraph" style:parent-style-name="Standard">
      <style:paragraph-properties fo:margin-left="0in" fo:margin-right="0in" fo:margin-top="0.0181in" fo:margin-bottom="0in" loext:contextual-spacing="false" fo:text-indent="0.0693in" style:auto-text-indent="false"/>
    </style:style>
    <style:style style:name="P26" style:family="paragraph" style:parent-style-name="Standard">
      <style:paragraph-properties fo:margin-left="0in" fo:margin-right="1.8016in" fo:margin-top="0.0016in" fo:margin-bottom="0in" loext:contextual-spacing="false" fo:text-indent="0.5in" style:auto-text-indent="false"/>
    </style:style>
    <style:style style:name="P27" style:family="paragraph" style:parent-style-name="Standard">
      <style:paragraph-properties fo:margin-top="0.002in" fo:margin-bottom="0in" loext:contextual-spacing="false" fo:line-height="0.1665in"/>
      <style:text-properties fo:font-size="10pt" style:font-size-asian="10pt" style:font-size-complex="10pt"/>
    </style:style>
    <style:style style:name="P28" style:family="paragraph" style:parent-style-name="List_20_Paragraph" style:list-style-name="WWNum2">
      <style:paragraph-properties fo:margin-top="0.0091in" fo:margin-bottom="0in" loext:contextual-spacing="true" fo:line-height="0.1665in">
        <style:tab-stops>
          <style:tab-stop style:position="0.5693in"/>
        </style:tab-stops>
      </style:paragraph-properties>
    </style:style>
    <style:style style:name="P29" style:family="paragraph" style:parent-style-name="List_20_Paragraph" style:list-style-name="WWNum2">
      <style:paragraph-properties fo:margin-top="0.0118in" fo:margin-bottom="0in" loext:contextual-spacing="true" fo:line-height="0.1665in">
        <style:tab-stops>
          <style:tab-stop style:position="0.5693in"/>
        </style:tab-stops>
      </style:paragraph-properties>
      <style:text-properties officeooo:paragraph-rsid="0004f612"/>
    </style:style>
    <style:style style:name="P30" style:family="paragraph">
      <loext:graphic-properties draw:fill="none"/>
      <style:paragraph-properties fo:text-align="star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 style:text-scale="99%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4f612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04f612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077e1e" style:font-size-asian="10pt" style:font-weight-asian="bold" style:font-size-complex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04f612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06155e" style:font-size-asian="10pt" style:font-weight-asian="normal" style:font-size-complex="10pt" style:font-weight-complex="normal"/>
    </style:style>
    <style:style style:name="T13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T14" style:family="text">
      <style:text-properties fo:color="#0000ff" fo:font-size="10pt" style:font-size-asian="10pt" style:font-size-complex="10pt"/>
    </style:style>
    <style:style style:name="T15" style:family="text">
      <style:text-properties fo:color="#000000" fo:font-size="10pt" style:font-size-asian="10pt" style:font-size-complex="10pt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style:font-name="Arial" fo:font-size="10pt" style:font-name-asian="Arial1" style:font-size-asian="10pt" style:font-name-complex="Arial1" style:font-size-complex="10pt"/>
    </style:style>
    <style:style style:name="T18" style:family="text">
      <style:text-properties style:font-name="Symbol" fo:font-size="10pt" style:font-name-asian="Symbol2" style:font-size-asian="10pt" style:font-name-complex="Symbol2" style:font-size-complex="10pt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075in" svg:stroke-color="#000000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Marin</text:span><text:span text:style-name="T1"> </text:span><text:span text:style-name="T2">P.</text:span><text:span text:style-name="T1"> </text:span><text:span text:style-name="T2">Marinov</text:span></text:p>
      <text:p text:style-name="P5"><text:span text:style-name="T4">New York, NY 10040 | 347-595-2552 | </text:span><text:span text:style-name="T13">mari</text:span><text:a xlink:type="simple" xlink:href="mailto:marinov@macaulay.cuny.edu" text:style-name="ListLabel_20_135" text:visited-style-name="ListLabel_20_135"><text:span text:style-name="ListLabel_20_19"><text:span text:style-name="T13">n.marinov@macaulay.cuny.edu</text:span></text:span></text:a><text:span text:style-name="T14"> </text:span><text:span text:style-name="T15"><text:s/></text:span></text:p>
      <text:p text:style-name="P5"><text:a xlink:type="simple" xlink:href="https://mmarinov.netlify.com/" text:style-name="Internet_20_link" text:visited-style-name="Visited_20_Internet_20_Link">https://mmarinov.netlify.com/</text:a><text:span text:style-name="T15"> </text:span></text:p>
      <text:p text:style-name="P6"/>
      <text:p text:style-name="P7"><draw:g text:anchor-type="paragraph" draw:z-index="0" draw:name="Image1" draw:style-name="gr1"><draw:line draw:style-name="gr2" draw:text-style-name="P30" svg:x1="0.9799in" svg:y1="0.1839in" svg:x2="7.5256in" svg:y2="0.1839in"><text:p/></draw:line></draw:g><text:span text:style-name="T6">Education</text:span></text:p>
      <text:p text:style-name="P16"><text:span text:style-name="T6">Macaulay Honors College at Hunter College <text:s text:c="86"/></text:span><text:span text:style-name="T4">New York, NY Bachelor of Arts in Computer Science | Minor: Mathematics, Psychology | GPA: 3.9 <text:s text:c="34"/>May 2021</text:span></text:p>
      <text:p text:style-name="P7"><text:span text:style-name="T4">William E. Macaulay Honors College Scholarship, full tuition merit scholarship</text:span></text:p>
      <text:p text:style-name="P8"><text:span text:style-name="T4">Daedalus Honors Computer Science Scholar</text:span></text:p>
      <text:p text:style-name="P9"/>
      <text:p text:style-name="P7"><draw:g text:anchor-type="paragraph" draw:z-index="4" draw:name="Image5" draw:style-name="gr1"><draw:line draw:style-name="gr2" draw:text-style-name="P30" svg:x1="0.9799in" svg:y1="0.1811in" svg:x2="7.5256in" svg:y2="0.1811in"><text:p/></draw:line></draw:g><text:span text:style-name="T6">Work Experience</text:span></text:p>
      <text:p text:style-name="P17"><text:span text:style-name="T6"><text:s text:c="2"/>WeWork Labs | WeWork <text:s text:c="118"/></text:span><text:span text:style-name="T10">New York, NY</text:span></text:p>
      <text:p text:style-name="P18"><text:span text:style-name="T4"><text:s text:c="3"/>Software Engineer, New York, NY <text:s text:c="100"/>June-August 2019</text:span></text:p>
      <text:list xml:id="list1261014219" text:style-name="WWNum2">
        <text:list-item>
          <text:p text:style-name="P3"><text:span text:style-name="T4">Collaborated with the product team to create an algorithm for scoring mentors and extracting keywords from feedback notes</text:span></text:p>
        </text:list-item>
        <text:list-item>
          <text:p text:style-name="P3"><text:span text:style-name="T10">Created a server with </text:span><text:span text:style-name="T7">Node</text:span><text:span text:style-name="T10"> and </text:span><text:span text:style-name="T7">Express </text:span><text:span text:style-name="T10">that would communicate with the mentor sign-up form by patching their calculated scores to the database once they submitted the form </text:span></text:p>
        </text:list-item>
        <text:list-item>
          <text:p text:style-name="P3"><text:span text:style-name="T10">Created a</text:span><text:span text:style-name="T7"> React</text:span><text:span text:style-name="T10"> app that visually displayed and compared vetted versus non-vetted mentor scores.</text:span></text:p>
        </text:list-item>
      </text:list>
      <text:p text:style-name="P19"><text:span text:style-name="T7"><text:s text:c="2"/>Macaulay Business Club | Macaulay Honors College <text:s text:c="74"/></text:span><text:span text:style-name="T10">New York, NY</text:span></text:p>
      <text:p text:style-name="P21"><text:span text:style-name="T4"><text:s text:c="3"/>Web developer, New York, NY <text:s text:c="101"/>October 2018-Present</text:span></text:p>
      <text:list xml:id="list130805700958400" text:continue-numbering="true" text:style-name="WWNum2">
        <text:list-item>
          <text:p text:style-name="P22"><text:span text:style-name="T4"><text:s/>Collaborated with the tech team and managed the club’s website.</text:span></text:p>
        </text:list-item>
        <text:list-item>
          <text:p text:style-name="P22"><text:span text:style-name="T4"><text:s/>Organized tech events and educated other members on </text:span><text:span text:style-name="T7">HTML/CSS</text:span><text:span text:style-name="T4"> basics and fundamentals. <text:s text:c="2"/></text:span></text:p>
        </text:list-item>
      </text:list>
      <text:p text:style-name="P17"><text:span text:style-name="T6"><text:s/>Dolciani Math Learning Center | CUNY Hunter College <text:s text:c="67"/></text:span><text:span text:style-name="T4">New York, NY <text:s text:c="75"/></text:span></text:p>
      <text:p text:style-name="P17"><text:span text:style-name="T4"><text:s text:c="2"/>Calculus and Computer Science Tutor, New York, NY <text:s text:c="60"/>September 2017-Present</text:span></text:p>
      <text:list xml:id="list130804820433856" text:continue-numbering="true" text:style-name="WWNum2">
        <text:list-item>
          <text:p text:style-name="P23"><text:span text:style-name="T17"><text:s/></text:span><text:span text:style-name="T4">Conducted individualized tutoring and set goals for the chosen student</text:span><text:span text:style-name="T17">.</text:span></text:p>
        </text:list-item>
        <text:list-item>
          <text:p text:style-name="P24"><text:span text:style-name="T17"><text:s/></text:span><text:span text:style-name="T4">Coordinated intensive boot camps to prepare students for upcoming mathematics courses.</text:span></text:p>
        </text:list-item>
        <text:list-item>
          <text:p text:style-name="P2"><text:span text:style-name="T4"><text:s/>Trained hundreds of students monthly and aided in preparation for exams</text:span></text:p>
        </text:list-item>
      </text:list>
      <text:p text:style-name="P1"/>
      <text:p text:style-name="P7"><text:span text:style-name="T9">Latest </text:span><text:span text:style-name="T6">Projects</text:span></text:p>
      <text:p text:style-name="P20"><draw:g text:anchor-type="paragraph" draw:z-index="5" draw:name="Image4" draw:style-name="gr1"><draw:line draw:style-name="gr2" draw:text-style-name="P30" svg:x1="0.9799in" svg:y1="0.0165in" svg:x2="7.5256in" svg:y2="0.0165in"><text:p/></draw:line></draw:g><text:span text:style-name="T6"><text:s text:c="2"/>InstaPet App, Group Project </text:span><text:span text:style-name="T4">(React, Redux, Node, Express, PostreSQL) <text:s text:c="51"/>June 2019</text:span></text:p>
      <text:list xml:id="list130804742673399" text:continue-numbering="true" text:style-name="WWNum2">
        <text:list-item>
          <text:p text:style-name="P29"><text:span text:style-name="T4">Created an full stack app that acted as a place for people to make an account, share pictures of their pets, and follow each another. </text:span></text:p>
        </text:list-item>
        <text:list-item>
          <text:p text:style-name="P29"><text:span text:style-name="T6">Managed the app’s database and routes </text:span><text:span text:style-name="T10">using </text:span><text:span text:style-name="T7">Sequelize </text:span><text:span text:style-name="T10">and </text:span><text:span text:style-name="T7">Express </text:span><text:span text:style-name="T10">and setup the </text:span><text:span text:style-name="T7">Redux store.</text:span></text:p>
        </text:list-item>
      </text:list>
      <text:p text:style-name="P11"><text:span text:style-name="T6">Statistics calculator, Personal Project </text:span><text:span text:style-name="T4">(C++, Doctest testing framework) <text:s text:c="51"/>June 2018</text:span></text:p>
      <text:list xml:id="list130805990004832" text:continue-numbering="true" text:style-name="WWNum2">
        <text:list-item>
          <text:p text:style-name="P28"><text:span text:style-name="T4">Built a statistical calculator that computed 1-variable stats, confidence intervals, correlation coefficient, conducted hypothesis testing.</text:span></text:p>
        </text:list-item>
        <text:list-item>
          <text:p text:style-name="P28"><text:span text:style-name="T4">Created a formula sheet and provided more information on the data-set than other graphing calculators.</text:span></text:p>
        </text:list-item>
      </text:list>
      <text:p text:style-name="P10"/>
      <text:p text:style-name="P7"><text:span text:style-name="T6">Technical Summary</text:span></text:p>
      <text:p text:style-name="P12"><draw:g text:anchor-type="paragraph" draw:z-index="6" draw:name="Image3" draw:style-name="gr1"><draw:line draw:style-name="gr2" draw:text-style-name="P30" svg:x1="0.9799in" svg:y1="0.0165in" svg:x2="7.5256in" svg:y2="0.0165in"><text:p/></draw:line></draw:g><text:span text:style-name="T6">Markup/Style: </text:span><text:span text:style-name="T10">HTML, CSS, Markdown</text:span></text:p>
      <text:p text:style-name="P11"><text:span text:style-name="T6">Programming Languages</text:span><text:span text:style-name="T4">: C++, Python, C#, JavaScript, TypeScript</text:span></text:p>
      <text:p text:style-name="P11"><text:span text:style-name="T7">Database(s)</text:span><text:span text:style-name="T10">: <text:s/>PostgreSQL</text:span></text:p>
      <text:p text:style-name="P8"><text:span text:style-name="T6">Software</text:span><text:span text:style-name="T4">: Git, GNU Make, Cmake, Microsoft Office, </text:span><text:span text:style-name="T5">AirTable, MonkeyLearn, Trello</text:span></text:p>
      <text:p text:style-name="P13"><text:span text:style-name="T8">Technologies</text:span><text:span text:style-name="T7">: </text:span><text:span text:style-name="T10">Angular</text:span><text:span text:style-name="T12">JS</text:span><text:span text:style-name="T10">, React</text:span><text:span text:style-name="T12">JS</text:span><text:span text:style-name="T10">, Redux, </text:span><text:span text:style-name="T11">GatsbyJS, JestJS,</text:span><text:span text:style-name="T10"> Node, Express</text:span></text:p>
      <text:p text:style-name="P14"/>
      <text:p text:style-name="P7"><text:span text:style-name="T6">Relevant Coursework</text:span></text:p>
      <text:p text:style-name="P25"><draw:g text:anchor-type="paragraph" draw:z-index="1" draw:name="Image2" draw:style-name="gr1"><draw:line draw:style-name="gr2" draw:text-style-name="P30" svg:x1="0.9799in" svg:y1="0.0165in" svg:x2="7.5256in" svg:y2="0.0165in"><text:p/></draw:line></draw:g><text:span text:style-name="T4"><text:s/><text:tab/></text:span><text:span text:style-name="T18"></text:span><text:span text:style-name="T4"> <text:s/>Multi-variable Calculus <text:s text:c="44"/></text:span><text:span text:style-name="T18"></text:span><text:span text:style-name="T4"> <text:s/>Discrete Mathematics</text:span></text:p>
      <text:p text:style-name="P26"><text:span text:style-name="T18"></text:span><text:span text:style-name="T4"> <text:s/>Algorithms &amp; Data Structures <text:s text:c="34"/></text:span><text:span text:style-name="T18"></text:span><text:span text:style-name="T4"> <text:s/>Applied Statistics</text:span></text:p>
      <text:p text:style-name="P27"/>
      <text:p text:style-name="P19"><draw:g text:anchor-type="paragraph" draw:z-index="2" draw:name="Image5" draw:style-name="gr1"><draw:line draw:style-name="gr2" draw:text-style-name="P30" svg:x1="0.9799in" svg:y1="0.1811in" svg:x2="7.5256in" svg:y2="0.1811in"><text:p/></draw:line></draw:g><text:span text:style-name="T6"><text:s text:c="2"/>Languages &amp; Interests</text:span></text:p>
      <text:p text:style-name="P11"><draw:g text:anchor-type="paragraph" draw:z-index="3" draw:name="Image6" draw:style-name="gr1"><draw:line draw:style-name="gr2" draw:text-style-name="P30" svg:x1="0.9799in" svg:y1="0.0165in" svg:x2="7.5256in" svg:y2="0.0165in"><text:p/></draw:line></draw:g><text:span text:style-name="T6">Languages: </text:span><text:span text:style-name="T4">Spanish (Elementary), Bulgarian (Native)</text:span></text:p>
      <text:p text:style-name="P15"><text:span text:style-name="T6">Interests: </text:span><text:span text:style-name="T4">Health, Weightlifting, Handball, Draw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false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F" style:font-family-generic-asian="system" style:font-pitch-asian="variable" style:font-size-asian="14pt" style:font-style-asian="italic" style:font-weight-asian="bold" style:font-name-complex="F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F" style:font-family-generic-asian="system" style:font-pitch-asian="variable" style:font-size-asian="13pt" style:font-style-asian="italic" style:font-weight-asian="bold" style:font-name-complex="F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2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2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2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" style:font-family-complex="Wingdings" style:font-family-generic-complex="system" style:font-pitch-complex="variable"/>
    </style:style>
    <style:style style:name="ListLabel_20_38" style:display-name="ListLabel 38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39" style:display-name="ListLabel 3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2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2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/>
    </style:style>
    <style:style style:name="ListLabel_20_48" style:display-name="ListLabel 4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2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2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58" style:display-name="ListLabel 5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2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2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2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2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" style:font-family-complex="Wingdings" style:font-family-generic-complex="system" style:font-pitch-complex="variable"/>
    </style:style>
    <style:style style:name="ListLabel_20_76" style:display-name="ListLabel 76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77" style:display-name="ListLabel 7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2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2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2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2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Numbering_20_Symbols" style:display-name="Numbering Symbols" style:family="text"/>
    <style:style style:name="ListLabel_20_96" style:display-name="ListLabel 9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2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2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2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2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2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2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2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2" style:font-family-complex="Symbol" style:font-family-generic-complex="system" style:font-pitch-complex="variable"/>
    </style:style>
    <style:style style:name="ListLabel_20_105" style:display-name="ListLabel 10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06" style:display-name="ListLabel 10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2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2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2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2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2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2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2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2" style:font-family-complex="Symbol" style:font-family-generic-complex="system" style:font-pitch-complex="variable"/>
    </style:style>
    <style:style style:name="ListLabel_20_115" style:display-name="ListLabel 11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16" style:display-name="ListLabel 11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2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2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2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2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2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2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2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2" style:font-family-complex="Symbol" style:font-family-generic-complex="system" style:font-pitch-complex="variable"/>
    </style:style>
    <style:style style:name="ListLabel_20_125" style:display-name="ListLabel 12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26" style:display-name="ListLabel 12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2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2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2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2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2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2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2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2" style:font-family-complex="Symbol" style:font-family-generic-complex="system" style:font-pitch-complex="variable"/>
    </style:style>
    <style:style style:name="ListLabel_20_135" style:display-name="ListLabel 13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26" style:num-suffix="" text:bullet-char="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Symbol1"/>
      </text:list-level-style-bullet>
      <text:list-level-style-bullet text:level="2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Symbol1"/>
      </text:list-level-style-bullet>
      <text:list-level-style-bullet text:level="3" text:style-name="ListLabel_20_128" style:num-suffix="" text:bullet-char="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Symbol1"/>
      </text:list-level-style-bullet>
      <text:list-level-style-bullet text:level="4" text:style-name="ListLabel_20_129" style:num-suffix="" text:bullet-char="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Symbol1"/>
      </text:list-level-style-bullet>
      <text:list-level-style-bullet text:level="5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Symbol1"/>
      </text:list-level-style-bullet>
      <text:list-level-style-bullet text:level="6" text:style-name="ListLabel_20_131" style:num-suffix="" text:bullet-char="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Symbol1"/>
      </text:list-level-style-bullet>
      <text:list-level-style-bullet text:level="7" text:style-name="ListLabel_20_132" style:num-suffix="" text:bullet-char="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Symbol1"/>
      </text:list-level-style-bullet>
      <text:list-level-style-bullet text:level="8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Symbol1"/>
      </text:list-level-style-bullet>
      <text:list-level-style-bullet text:level="9" text:style-name="ListLabel_20_134" style:num-suffix="" text:bullet-char="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583in" fo:margin-bottom="0.1945in" fo:margin-left="0.9307in" fo:margin-right="0.9165in" style:writing-mode="lr-tb" style:layout-grid-color="#c0c0c0" style:layout-grid-lines="1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06:19:00</meta:creation-date>
    <dc:language>en-US</dc:language>
    <dc:date>2019-09-03T13:08:03.691500868</dc:date>
    <meta:editing-cycles>22</meta:editing-cycles>
    <meta:editing-duration>PT1H8M11S</meta:editing-duration>
    <meta:generator>LibreOffice/6.0.7.3$Linux_X86_64 LibreOffice_project/00m0$Build-3</meta:generator>
    <meta:document-statistic meta:table-count="0" meta:image-count="0" meta:object-count="0" meta:page-count="1" meta:paragraph-count="41" meta:word-count="387" meta:character-count="3601" meta:non-whitespace-character-count="23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